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illeur cas</text:p>
          </table:table-cell>
          <table:table-cell office:value-type="string" calcext:value-type="string">
            <text:p>O(n log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re Cas</text:p>
          </table:table-cell>
          <table:table-cell office:value-type="string" calcext:value-type="string">
            <text:p>O(n²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 Rapid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orique</text:p>
          </table:table-cell>
        </table:table-row>
        <table:table-row table:style-name="ro1">
          <table:table-cell table:number-columns-repeated="3"/>
          <table:table-cell office:value-type="float" office:value="100005" calcext:value-type="float">
            <text:p>100005</text:p>
          </table:table-cell>
          <table:table-cell office:value-type="string" calcext:value-type="string">
            <text:p>0.017913</text:p>
          </table:table-cell>
          <table:table-cell table:formula="of:=([.D6]^2)*[.B7]" office:value-type="float" office:value="0.017913" calcext:value-type="float">
            <text:p>0,017913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0.017913/(100005*100005)" office:value-type="float" office:value="0.00000000000179112088343385" calcext:value-type="float">
            <text:p>1,79112088343385E-12</text:p>
          </table:table-cell>
          <table:table-cell/>
          <table:table-cell office:value-type="float" office:value="198999" calcext:value-type="float">
            <text:p>198999</text:p>
          </table:table-cell>
          <table:table-cell office:value-type="string" calcext:value-type="string">
            <text:p>0.032851</text:p>
          </table:table-cell>
          <table:table-cell table:formula="of:=([.D7]^2)*[.B7]" office:value-type="float" office:value="0.0709294652405436" calcext:value-type="float">
            <text:p>0,070929465240544</text:p>
          </table:table-cell>
        </table:table-row>
        <table:table-row table:style-name="ro1">
          <table:table-cell table:number-columns-repeated="3"/>
          <table:table-cell office:value-type="float" office:value="271000" calcext:value-type="float">
            <text:p>271000</text:p>
          </table:table-cell>
          <table:table-cell office:value-type="string" calcext:value-type="string">
            <text:p>0.046678</text:p>
          </table:table-cell>
          <table:table-cell table:formula="of:=([.D8]^2)*[.B7]" office:value-type="float" office:value="0.131541708800266" calcext:value-type="float">
            <text:p>0,131541708800266</text:p>
          </table:table-cell>
        </table:table-row>
        <table:table-row table:style-name="ro1">
          <table:table-cell table:number-columns-repeated="3"/>
          <table:table-cell office:value-type="float" office:value="340114" calcext:value-type="float">
            <text:p>340114</text:p>
          </table:table-cell>
          <table:table-cell office:value-type="string" calcext:value-type="string">
            <text:p>0.057366</text:p>
          </table:table-cell>
          <table:table-cell table:formula="of:=([.D9]^2)*[.B7]" office:value-type="float" office:value="0.207192445093244" calcext:value-type="float">
            <text:p>0,207192445093244</text:p>
          </table:table-cell>
        </table:table-row>
        <table:table-row table:style-name="ro1">
          <table:table-cell table:number-columns-repeated="3"/>
          <table:table-cell office:value-type="float" office:value="461002" calcext:value-type="float">
            <text:p>461002</text:p>
          </table:table-cell>
          <table:table-cell office:value-type="string" calcext:value-type="string">
            <text:p>0.078664</text:p>
          </table:table-cell>
          <table:table-cell table:formula="of:=([.D10]^2)*[.B7]" office:value-type="float" office:value="0.38065410410232" calcext:value-type="float">
            <text:p>0,38065410410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59:46.825393403</meta:creation-date>
    <dc:date>2021-02-20T11:09:48.795907351</dc:date>
    <meta:editing-duration>PT10M1S</meta:editing-duration>
    <meta:editing-cycles>2</meta:editing-cycles>
    <meta:generator>LibreOffice/6.4.4.2$Linux_X86_64 LibreOffice_project/40$Build-2</meta:generator>
    <meta:document-statistic meta:table-count="1" meta:cell-count="25" meta:object-count="0"/>
  </office:meta>
</office:document-meta>
</file>